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14e539" officeooo:paragraph-rsid="0014e539" style:font-size-asian="12.25pt" style:font-weight-asian="bold" style:font-size-complex="14pt" style:font-weight-complex="bold"/>
    </style:style>
    <style:style style:name="P2" style:family="paragraph" style:parent-style-name="Standard">
      <style:text-properties fo:font-size="14pt" fo:font-weight="bold" officeooo:rsid="00152435" officeooo:paragraph-rsid="00152435" style:font-size-asian="12.25pt" style:font-weight-asian="bold" style:font-size-complex="14pt" style:font-weight-complex="bold"/>
    </style:style>
    <style:style style:name="P3" style:family="paragraph" style:parent-style-name="Standard">
      <style:text-properties fo:font-size="14pt" fo:font-weight="bold" officeooo:rsid="0030adc2" officeooo:paragraph-rsid="0030adc2" style:font-size-asian="12.25pt" style:font-weight-asian="bold" style:font-size-complex="14pt" style:font-weight-complex="bold"/>
    </style:style>
    <style:style style:name="P4" style:family="paragraph" style:parent-style-name="Standard">
      <style:text-properties fo:font-size="14pt" fo:font-weight="normal" officeooo:rsid="0030adc2" officeooo:paragraph-rsid="0030adc2" style:font-size-asian="12.25pt" style:font-weight-asian="normal" style:font-size-complex="14pt" style:font-weight-complex="normal"/>
    </style:style>
    <style:style style:name="P5" style:family="paragraph" style:parent-style-name="Standard">
      <style:text-properties fo:font-size="9pt" fo:font-weight="normal" officeooo:rsid="000ee48c" officeooo:paragraph-rsid="000ee48c" style:font-size-asian="7.84999990463257pt" style:font-weight-asian="normal" style:font-size-complex="9pt" style:font-weight-complex="normal"/>
    </style:style>
    <style:style style:name="P6" style:family="paragraph" style:parent-style-name="Standard">
      <style:text-properties fo:font-size="12pt" fo:font-weight="normal" officeooo:rsid="00142b53" officeooo:paragraph-rsid="00142b53" style:font-size-asian="10.5pt" style:font-weight-asian="normal" style:font-size-complex="12pt" style:font-weight-complex="normal"/>
    </style:style>
    <style:style style:name="P7" style:family="paragraph" style:parent-style-name="Standard">
      <style:text-properties fo:font-size="12pt" fo:font-weight="normal" officeooo:rsid="0014c2ba" officeooo:paragraph-rsid="0014c2ba" style:font-size-asian="10.5pt" style:font-weight-asian="normal" style:font-size-complex="12pt" style:font-weight-complex="normal"/>
    </style:style>
    <style:style style:name="P8" style:family="paragraph" style:parent-style-name="Standard">
      <style:text-properties fo:font-size="12pt" fo:font-weight="normal" officeooo:rsid="0014e539" officeooo:paragraph-rsid="0014e539" style:font-size-asian="10.5pt" style:font-weight-asian="normal" style:font-size-complex="12pt" style:font-weight-complex="normal"/>
    </style:style>
    <style:style style:name="P9" style:family="paragraph" style:parent-style-name="Standard">
      <style:text-properties fo:font-size="12pt" fo:font-weight="normal" officeooo:rsid="0016dbf4" officeooo:paragraph-rsid="0016dbf4" style:font-size-asian="10.5pt" style:font-weight-asian="normal" style:font-size-complex="12pt" style:font-weight-complex="normal"/>
    </style:style>
    <style:style style:name="P10" style:family="paragraph" style:parent-style-name="Standard">
      <style:text-properties fo:font-size="12pt" fo:font-weight="normal" officeooo:rsid="00152435" officeooo:paragraph-rsid="00152435" style:font-size-asian="10.5pt" style:font-weight-asian="normal" style:font-size-complex="12pt" style:font-weight-complex="normal"/>
    </style:style>
    <style:style style:name="P11" style:family="paragraph" style:parent-style-name="Standard">
      <style:text-properties fo:font-size="12pt" fo:font-weight="normal" officeooo:rsid="00167eaa" officeooo:paragraph-rsid="00152435" style:font-size-asian="10.5pt" style:font-weight-asian="normal" style:font-size-complex="12pt" style:font-weight-complex="normal"/>
    </style:style>
    <style:style style:name="P12" style:family="paragraph" style:parent-style-name="Standard">
      <style:text-properties fo:font-size="12pt" fo:font-weight="normal" officeooo:rsid="00167eaa" officeooo:paragraph-rsid="00167eaa" style:font-size-asian="10.5pt" style:font-weight-asian="normal" style:font-size-complex="12pt" style:font-weight-complex="normal"/>
    </style:style>
    <style:style style:name="P13" style:family="paragraph" style:parent-style-name="Standard">
      <style:text-properties fo:font-size="12pt" fo:font-weight="normal" officeooo:rsid="001791ce" officeooo:paragraph-rsid="0019c8ca" style:font-size-asian="10.5pt" style:font-weight-asian="normal" style:font-size-complex="12pt" style:font-weight-complex="normal"/>
    </style:style>
    <style:style style:name="P14" style:family="paragraph" style:parent-style-name="Standard">
      <style:text-properties fo:font-size="12pt" fo:font-weight="normal" officeooo:rsid="0019c8ca" officeooo:paragraph-rsid="0019c8ca" style:font-size-asian="10.5pt" style:font-weight-asian="normal" style:font-size-complex="12pt" style:font-weight-complex="normal"/>
    </style:style>
    <style:style style:name="P15" style:family="paragraph" style:parent-style-name="Standard">
      <style:text-properties fo:font-size="12pt" fo:font-weight="normal" officeooo:rsid="0019ec5a" officeooo:paragraph-rsid="001bd474" style:font-size-asian="10.5pt" style:font-weight-asian="normal" style:font-size-complex="12pt" style:font-weight-complex="normal"/>
    </style:style>
    <style:style style:name="P16" style:family="paragraph" style:parent-style-name="Standard">
      <style:text-properties fo:font-size="12pt" fo:font-weight="normal" officeooo:rsid="0019ec5a" officeooo:paragraph-rsid="00222b22" style:font-size-asian="10.5pt" style:font-weight-asian="normal" style:font-size-complex="12pt" style:font-weight-complex="normal"/>
    </style:style>
    <style:style style:name="P17" style:family="paragraph" style:parent-style-name="Standard">
      <style:text-properties fo:font-size="12pt" fo:font-weight="normal" officeooo:rsid="001bd474" officeooo:paragraph-rsid="001bd474" style:font-size-asian="10.5pt" style:font-weight-asian="normal" style:font-size-complex="12pt" style:font-weight-complex="normal"/>
    </style:style>
    <style:style style:name="P18" style:family="paragraph" style:parent-style-name="Standard">
      <style:text-properties fo:font-size="12pt" fo:font-weight="normal" officeooo:rsid="001bd474" officeooo:paragraph-rsid="00222b22" style:font-size-asian="10.5pt" style:font-weight-asian="normal" style:font-size-complex="12pt" style:font-weight-complex="normal"/>
    </style:style>
    <style:style style:name="P19" style:family="paragraph" style:parent-style-name="Standard">
      <style:text-properties fo:font-size="12pt" fo:font-weight="normal" officeooo:rsid="0020232a" officeooo:paragraph-rsid="0020232a" style:font-size-asian="10.5pt" style:font-weight-asian="normal" style:font-size-complex="12pt" style:font-weight-complex="normal"/>
    </style:style>
    <style:style style:name="P20" style:family="paragraph" style:parent-style-name="Standard">
      <style:text-properties fo:font-size="12pt" fo:font-weight="normal" officeooo:rsid="0024c709" officeooo:paragraph-rsid="00152435" style:font-size-asian="10.5pt" style:font-weight-asian="normal" style:font-size-complex="12pt" style:font-weight-complex="normal"/>
    </style:style>
    <style:style style:name="P21" style:family="paragraph" style:parent-style-name="Standard">
      <style:text-properties fo:font-size="12pt" fo:font-weight="normal" officeooo:rsid="0024c709" officeooo:paragraph-rsid="0024c709" style:font-size-asian="10.5pt" style:font-weight-asian="normal" style:font-size-complex="12pt" style:font-weight-complex="normal"/>
    </style:style>
    <style:style style:name="P22" style:family="paragraph" style:parent-style-name="Standard">
      <style:text-properties fo:font-size="12pt" fo:font-weight="normal" officeooo:rsid="0025b79e" officeooo:paragraph-rsid="0025b79e" style:font-size-asian="10.5pt" style:font-weight-asian="normal" style:font-size-complex="12pt" style:font-weight-complex="normal"/>
    </style:style>
    <style:style style:name="P23" style:family="paragraph" style:parent-style-name="Standard">
      <style:text-properties fo:font-size="12pt" fo:font-weight="normal" officeooo:rsid="00277ab0" officeooo:paragraph-rsid="00277ab0" style:font-size-asian="10.5pt" style:font-weight-asian="normal" style:font-size-complex="12pt" style:font-weight-complex="normal"/>
    </style:style>
    <style:style style:name="P24" style:family="paragraph" style:parent-style-name="Standard">
      <style:text-properties fo:font-size="12pt" fo:font-weight="normal" officeooo:rsid="00294af3" officeooo:paragraph-rsid="00294af3" style:font-size-asian="10.5pt" style:font-weight-asian="normal" style:font-size-complex="12pt" style:font-weight-complex="normal"/>
    </style:style>
    <style:style style:name="P25" style:family="paragraph" style:parent-style-name="Standard">
      <style:text-properties fo:font-size="12pt" fo:font-weight="normal" officeooo:rsid="002b261c" officeooo:paragraph-rsid="002b261c" style:font-size-asian="10.5pt" style:font-weight-asian="normal" style:font-size-complex="12pt" style:font-weight-complex="normal"/>
    </style:style>
    <style:style style:name="P26" style:family="paragraph" style:parent-style-name="Standard">
      <style:text-properties fo:font-size="12pt" fo:font-weight="normal" officeooo:rsid="002b261c" officeooo:paragraph-rsid="003f6213" style:font-size-asian="10.5pt" style:font-weight-asian="normal" style:font-size-complex="12pt" style:font-weight-complex="normal"/>
    </style:style>
    <style:style style:name="P27" style:family="paragraph" style:parent-style-name="Standard">
      <style:text-properties fo:font-size="12pt" fo:font-weight="normal" officeooo:rsid="003f6213" officeooo:paragraph-rsid="003f6213" style:font-size-asian="10.5pt" style:font-weight-asian="normal" style:font-size-complex="12pt" style:font-weight-complex="normal"/>
    </style:style>
    <style:style style:name="P28" style:family="paragraph" style:parent-style-name="Standard">
      <style:text-properties fo:font-size="12pt" fo:font-weight="normal" officeooo:rsid="00319689" officeooo:paragraph-rsid="00319689" style:font-size-asian="10.5pt" style:font-weight-asian="normal" style:font-size-complex="12pt" style:font-weight-complex="normal"/>
    </style:style>
    <style:style style:name="P29" style:family="paragraph" style:parent-style-name="Standard">
      <style:text-properties fo:font-size="12pt" fo:font-weight="normal" officeooo:rsid="00319689" officeooo:paragraph-rsid="0030adc2" style:font-size-asian="10.5pt" style:font-weight-asian="normal" style:font-size-complex="12pt" style:font-weight-complex="normal"/>
    </style:style>
    <style:style style:name="P30" style:family="paragraph" style:parent-style-name="Standard">
      <style:text-properties fo:font-size="12pt" fo:font-weight="normal" officeooo:rsid="0030adc2" officeooo:paragraph-rsid="00319689" style:font-size-asian="10.5pt" style:font-weight-asian="normal" style:font-size-complex="12pt" style:font-weight-complex="normal"/>
    </style:style>
    <style:style style:name="P31" style:family="paragraph" style:parent-style-name="Standard">
      <style:text-properties fo:font-size="12pt" fo:font-weight="normal" officeooo:rsid="0030adc2" officeooo:paragraph-rsid="0030adc2" style:font-size-asian="10.5pt" style:font-weight-asian="normal" style:font-size-complex="12pt" style:font-weight-complex="normal"/>
    </style:style>
    <style:style style:name="P32" style:family="paragraph" style:parent-style-name="Standard">
      <style:text-properties fo:font-size="12pt" fo:font-weight="normal" officeooo:rsid="0030adc2" officeooo:paragraph-rsid="00390a42" style:font-size-asian="10.5pt" style:font-weight-asian="normal" style:font-size-complex="12pt" style:font-weight-complex="normal"/>
    </style:style>
    <style:style style:name="P33" style:family="paragraph" style:parent-style-name="Standard">
      <style:text-properties fo:font-size="12pt" fo:font-weight="normal" officeooo:rsid="00344409" officeooo:paragraph-rsid="00344409" style:font-size-asian="10.5pt" style:font-weight-asian="normal" style:font-size-complex="12pt" style:font-weight-complex="normal"/>
    </style:style>
    <style:style style:name="P34" style:family="paragraph" style:parent-style-name="Standard">
      <style:text-properties fo:font-size="12pt" fo:font-weight="normal" officeooo:rsid="00368446" officeooo:paragraph-rsid="00344409" style:font-size-asian="10.5pt" style:font-weight-asian="normal" style:font-size-complex="12pt" style:font-weight-complex="normal"/>
    </style:style>
    <style:style style:name="P35" style:family="paragraph" style:parent-style-name="Standard">
      <style:text-properties fo:font-size="12pt" fo:font-weight="normal" officeooo:rsid="003a3a66" officeooo:paragraph-rsid="003a3a66" style:font-size-asian="10.5pt" style:font-weight-asian="normal" style:font-size-complex="12pt" style:font-weight-complex="normal"/>
    </style:style>
    <style:style style:name="P36" style:family="paragraph" style:parent-style-name="Standard">
      <style:text-properties fo:font-size="12pt" fo:font-weight="normal" officeooo:rsid="003a3a66" officeooo:paragraph-rsid="00344409" style:font-size-asian="10.5pt" style:font-weight-asian="normal" style:font-size-complex="12pt" style:font-weight-complex="normal"/>
    </style:style>
    <style:style style:name="P37" style:family="paragraph" style:parent-style-name="Standard">
      <style:text-properties fo:font-size="12pt" fo:font-weight="normal" officeooo:rsid="003bdd80" officeooo:paragraph-rsid="003bdd80" style:font-size-asian="10.5pt" style:font-weight-asian="normal" style:font-size-complex="12pt" style:font-weight-complex="normal"/>
    </style:style>
    <style:style style:name="P38" style:family="paragraph" style:parent-style-name="Standard">
      <style:text-properties fo:font-size="12pt" fo:font-weight="normal" officeooo:rsid="0037915c" officeooo:paragraph-rsid="0037915c" style:font-size-asian="10.5pt" style:font-weight-asian="normal" style:font-size-complex="12pt" style:font-weight-complex="normal"/>
    </style:style>
    <style:style style:name="P39" style:family="paragraph" style:parent-style-name="Standard">
      <style:text-properties fo:font-size="12pt" fo:font-weight="normal" officeooo:rsid="003fbf60" officeooo:paragraph-rsid="003fbf60" style:font-size-asian="10.5pt" style:font-weight-asian="normal" style:font-size-complex="12pt" style:font-weight-complex="normal"/>
    </style:style>
    <style:style style:name="P40" style:family="paragraph" style:parent-style-name="Standard">
      <style:text-properties fo:font-size="12pt" fo:font-weight="normal" officeooo:rsid="004b0a60" officeooo:paragraph-rsid="004b0a60" style:font-size-asian="10.5pt" style:font-weight-asian="normal" style:font-size-complex="12pt" style:font-weight-complex="normal"/>
    </style:style>
    <style:style style:name="P41" style:family="paragraph" style:parent-style-name="Standard">
      <style:text-properties fo:font-size="12pt" fo:font-weight="normal" officeooo:rsid="00542d40" officeooo:paragraph-rsid="00542d40" style:font-size-asian="10.5pt" style:font-weight-asian="normal" style:font-size-complex="12pt" style:font-weight-complex="normal"/>
    </style:style>
    <style:style style:name="P42" style:family="paragraph" style:parent-style-name="Standard">
      <style:text-properties fo:font-size="12pt" fo:font-weight="bold" officeooo:rsid="001791ce" officeooo:paragraph-rsid="001791ce" style:font-size-asian="10.5pt" style:font-weight-asian="bold" style:font-size-complex="12pt" style:font-weight-complex="bold"/>
    </style:style>
    <style:style style:name="P43" style:family="paragraph" style:parent-style-name="Standard">
      <style:text-properties fo:font-size="12pt" fo:font-weight="bold" officeooo:rsid="00294af3" officeooo:paragraph-rsid="00294af3" style:font-size-asian="10.5pt" style:font-weight-asian="bold" style:font-size-complex="12pt" style:font-weight-complex="bold"/>
    </style:style>
    <style:style style:name="P44" style:family="paragraph" style:parent-style-name="Standard">
      <style:text-properties fo:font-size="12pt" fo:font-weight="bold" officeooo:rsid="0030adc2" officeooo:paragraph-rsid="0030adc2" style:font-size-asian="10.5pt" style:font-weight-asian="bold" style:font-size-complex="12pt" style:font-weight-complex="bold"/>
    </style:style>
    <style:style style:name="P45" style:family="paragraph" style:parent-style-name="Standard">
      <style:text-properties fo:font-size="12pt" fo:font-weight="bold" officeooo:rsid="0030adc2" officeooo:paragraph-rsid="00319689" style:font-size-asian="10.5pt" style:font-weight-asian="bold" style:font-size-complex="12pt" style:font-weight-complex="bold"/>
    </style:style>
    <style:style style:name="P46" style:family="paragraph" style:parent-style-name="Standard">
      <style:text-properties fo:font-size="12pt" fo:font-weight="bold" officeooo:rsid="00319689" officeooo:paragraph-rsid="00319689" style:font-size-asian="10.5pt" style:font-weight-asian="bold" style:font-size-complex="12pt" style:font-weight-complex="bold"/>
    </style:style>
    <style:style style:name="P47" style:family="paragraph" style:parent-style-name="Standard">
      <style:text-properties fo:font-size="12pt" fo:font-weight="bold" officeooo:rsid="003a3a66" officeooo:paragraph-rsid="003a3a66" style:font-size-asian="10.5pt" style:font-weight-asian="bold" style:font-size-complex="12pt" style:font-weight-complex="bold"/>
    </style:style>
    <style:style style:name="P48" style:family="paragraph" style:parent-style-name="Standard">
      <style:text-properties fo:font-size="12pt" fo:font-weight="bold" officeooo:rsid="00344409" officeooo:paragraph-rsid="00344409" style:font-size-asian="10.5pt" style:font-weight-asian="bold" style:font-size-complex="12pt" style:font-weight-complex="bold"/>
    </style:style>
    <style:style style:name="P49" style:family="paragraph" style:parent-style-name="Standard">
      <style:text-properties fo:font-size="12pt" fo:font-weight="bold" officeooo:rsid="0040a469" officeooo:paragraph-rsid="0040a469" style:font-size-asian="10.5pt" style:font-weight-asian="bold" style:font-size-complex="12pt" style:font-weight-complex="bold"/>
    </style:style>
    <style:style style:name="P50" style:family="paragraph" style:parent-style-name="Standard">
      <style:text-properties fo:font-size="12pt" fo:font-style="italic" fo:font-weight="bold" officeooo:rsid="003dfd18" officeooo:paragraph-rsid="003dfd18"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normal" officeooo:rsid="003dfd18" officeooo:paragraph-rsid="003dfd18"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fo:font-style="italic" fo:font-weight="normal" officeooo:rsid="0042e0ef" officeooo:paragraph-rsid="0042e0ef" style:font-size-asian="10.5pt" style:font-style-asian="italic" style:font-weight-asian="normal" style:font-size-complex="12pt" style:font-style-complex="italic" style:font-weight-complex="normal"/>
    </style:style>
    <style:style style:name="P53" style:family="paragraph" style:parent-style-name="Standard">
      <style:text-properties fo:font-size="12pt" fo:font-style="normal" fo:font-weight="normal" officeooo:rsid="0037915c" officeooo:paragraph-rsid="0037915c"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3a3a66" officeooo:paragraph-rsid="00390a42"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dfd18" officeooo:paragraph-rsid="003dfd18"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4162f6" officeooo:paragraph-rsid="003dfd18" style:font-size-asian="10.5pt" style:font-style-asian="normal" style:font-weight-asian="normal" style:font-size-complex="12pt" style:font-style-complex="normal" style:font-weight-complex="normal"/>
    </style:style>
    <style:style style:name="P57" style:family="paragraph" style:parent-style-name="Standard">
      <style:text-properties fo:font-size="20pt" fo:font-weight="bold" officeooo:rsid="000ee48c" officeooo:paragraph-rsid="000ee48c" style:font-size-asian="20pt" style:font-weight-asian="bold" style:font-size-complex="20pt" style:font-weight-complex="bold"/>
    </style:style>
    <style:style style:name="P58" style:family="paragraph" style:parent-style-name="Standard">
      <style:text-properties fo:font-size="22pt" fo:font-weight="bold" officeooo:rsid="002da125" officeooo:paragraph-rsid="002da125" style:font-size-asian="19.25pt" style:font-weight-asian="bold" style:font-size-complex="22pt" style:font-weight-complex="bold"/>
    </style:style>
    <style:style style:name="P59" style:family="paragraph" style:parent-style-name="Standard">
      <style:text-properties fo:font-size="16pt" fo:font-weight="bold" officeooo:rsid="0037915c" officeooo:paragraph-rsid="0037915c" style:font-size-asian="14pt" style:font-weight-asian="bold" style:font-size-complex="16pt" style:font-weight-complex="bold"/>
    </style:style>
    <style:style style:name="P60" style:family="paragraph" style:parent-style-name="Standard">
      <style:text-properties fo:font-size="16pt" fo:font-weight="bold" officeooo:rsid="0037915c" officeooo:paragraph-rsid="003dfd18" style:font-size-asian="14pt" style:font-weight-asian="bold" style:font-size-complex="16pt" style:font-weight-complex="bold"/>
    </style:style>
    <style:style style:name="P61" style:family="paragraph" style:parent-style-name="Standard">
      <style:text-properties fo:font-size="16pt" fo:font-style="italic" fo:font-weight="bold" officeooo:rsid="0037915c" officeooo:paragraph-rsid="0037915c" style:font-size-asian="14pt" style:font-style-asian="italic" style:font-weight-asian="bold" style:font-size-complex="16pt" style:font-style-complex="italic" style:font-weight-complex="bold"/>
    </style:style>
    <style:style style:name="P62" style:family="paragraph" style:parent-style-name="Standard">
      <style:text-properties fo:font-size="16pt" fo:font-style="italic" fo:font-weight="bold" officeooo:rsid="00390a42" officeooo:paragraph-rsid="00390a42" style:font-size-asian="14pt" style:font-style-asian="italic" style:font-weight-asian="bold" style:font-size-complex="16pt" style:font-style-complex="italic" style:font-weight-complex="bold"/>
    </style:style>
    <style:style style:name="P63" style:family="paragraph" style:parent-style-name="Standard">
      <style:text-properties fo:font-size="16pt" fo:font-style="italic" fo:font-weight="bold" officeooo:rsid="003ee0fb" officeooo:paragraph-rsid="003ee0fb" style:font-size-asian="14pt" style:font-style-asian="italic" style:font-weight-asian="bold" style:font-size-complex="16pt" style:font-style-complex="italic" style:font-weight-complex="bold"/>
    </style:style>
    <style:style style:name="P64" style:family="paragraph" style:parent-style-name="Standard" style:list-style-name="L1">
      <style:text-properties fo:font-size="12pt" fo:font-weight="bold" officeooo:rsid="00152435" officeooo:paragraph-rsid="00152435" style:font-size-asian="10.5pt" style:font-weight-asian="bold" style:font-size-complex="12pt" style:font-weight-complex="bold"/>
    </style:style>
    <style:style style:name="P65" style:family="paragraph" style:parent-style-name="Standard" style:list-style-name="L1">
      <style:text-properties fo:font-size="12pt" fo:font-weight="bold" officeooo:rsid="00294af3" officeooo:paragraph-rsid="00294af3" style:font-size-asian="10.5pt" style:font-weight-asian="bold" style:font-size-complex="12pt" style:font-weight-complex="bold"/>
    </style:style>
    <style:style style:name="P66" style:family="paragraph" style:parent-style-name="Standard" style:list-style-name="L1">
      <style:text-properties fo:font-size="12pt" fo:font-weight="normal" officeooo:rsid="00152435" officeooo:paragraph-rsid="00152435" style:font-size-asian="10.5pt" style:font-weight-asian="normal" style:font-size-complex="12pt" style:font-weight-complex="normal"/>
    </style:style>
    <style:style style:name="P67" style:family="paragraph" style:parent-style-name="Standard">
      <style:text-properties fo:font-size="12pt" fo:font-weight="normal" officeooo:rsid="0052512d" officeooo:paragraph-rsid="0052512d" style:font-size-asian="10.5pt" style:font-weight-asian="normal" style:font-size-complex="12pt" style:font-weight-complex="normal"/>
    </style:style>
    <style:style style:name="P68" style:family="paragraph" style:parent-style-name="Standard">
      <style:text-properties fo:font-size="16pt" fo:font-weight="bold" officeooo:rsid="00564554" officeooo:paragraph-rsid="00564554" style:font-size-asian="14pt" style:font-weight-asian="bold" style:font-size-complex="16pt" style:font-weight-complex="bold"/>
    </style:style>
    <style:style style:name="T1" style:family="text">
      <style:text-properties officeooo:rsid="00142b53"/>
    </style:style>
    <style:style style:name="T2" style:family="text">
      <style:text-properties officeooo:rsid="0014c2ba"/>
    </style:style>
    <style:style style:name="T3" style:family="text">
      <style:text-properties officeooo:rsid="00152435"/>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67eaa" style:font-size-asian="10.5pt" style:font-weight-asian="normal" style:font-size-complex="12pt" style:font-weight-complex="normal"/>
    </style:style>
    <style:style style:name="T6" style:family="text">
      <style:text-properties fo:font-size="12pt" fo:font-weight="normal" officeooo:rsid="001791ce" style:font-size-asian="10.5pt" style:font-weight-asian="normal" style:font-size-complex="12pt" style:font-weight-complex="normal"/>
    </style:style>
    <style:style style:name="T7" style:family="text">
      <style:text-properties fo:font-size="12pt" fo:font-weight="normal" officeooo:rsid="003dfd18" style:font-size-asian="10.5pt" style:font-weight-asian="normal" style:font-size-complex="12pt" style:font-weight-complex="normal"/>
    </style:style>
    <style:style style:name="T8" style:family="text">
      <style:text-properties fo:font-size="12pt" fo:font-weight="normal" officeooo:rsid="003a3a66" style:font-size-asian="10.5pt" style:font-weight-asian="normal" style:font-size-complex="12pt" style:font-weight-complex="normal"/>
    </style:style>
    <style:style style:name="T9" style:family="text">
      <style:text-properties fo:font-size="12pt" fo:font-weight="normal" officeooo:rsid="004fef7e" style:font-size-asian="10.5pt" style:font-weight-asian="normal" style:font-size-complex="12pt" style:font-weight-complex="normal"/>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3a3a66"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50fe2e"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550532" style:font-size-asian="10.5pt" style:font-style-asian="normal" style:font-weight-asian="normal" style:font-size-complex="12pt" style:font-style-complex="normal" style:font-weight-complex="normal"/>
    </style:style>
    <style:style style:name="T14" style:family="text">
      <style:text-properties officeooo:rsid="0016dbf4"/>
    </style:style>
    <style:style style:name="T15" style:family="text">
      <style:text-properties officeooo:rsid="0019c8ca"/>
    </style:style>
    <style:style style:name="T16" style:family="text">
      <style:text-properties officeooo:rsid="0019ec5a"/>
    </style:style>
    <style:style style:name="T17" style:family="text">
      <style:text-properties officeooo:rsid="001bd474"/>
    </style:style>
    <style:style style:name="T18" style:family="text">
      <style:text-properties officeooo:rsid="001dd59b"/>
    </style:style>
    <style:style style:name="T19" style:family="text">
      <style:text-properties fo:font-weight="bold" style:font-weight-asian="bold" style:font-weight-complex="bold"/>
    </style:style>
    <style:style style:name="T20" style:family="text">
      <style:text-properties fo:font-weight="bold" officeooo:rsid="001dd59b" style:font-weight-asian="bold" style:font-weight-complex="bold"/>
    </style:style>
    <style:style style:name="T21" style:family="text">
      <style:text-properties officeooo:rsid="001e8abd"/>
    </style:style>
    <style:style style:name="T22" style:family="text">
      <style:text-properties officeooo:rsid="002068e2"/>
    </style:style>
    <style:style style:name="T23" style:family="text">
      <style:text-properties officeooo:rsid="0020f450"/>
    </style:style>
    <style:style style:name="T24" style:family="text">
      <style:text-properties officeooo:rsid="002178f7"/>
    </style:style>
    <style:style style:name="T25" style:family="text">
      <style:text-properties officeooo:rsid="00222b22"/>
    </style:style>
    <style:style style:name="T26" style:family="text">
      <style:text-properties officeooo:rsid="0025b79e"/>
    </style:style>
    <style:style style:name="T27" style:family="text">
      <style:text-properties officeooo:rsid="00277ab0"/>
    </style:style>
    <style:style style:name="T28" style:family="text">
      <style:text-properties officeooo:rsid="002b261c"/>
    </style:style>
    <style:style style:name="T29" style:family="text">
      <style:text-properties officeooo:rsid="002f747e"/>
    </style:style>
    <style:style style:name="T30" style:family="text">
      <style:text-properties fo:font-weight="normal" style:font-weight-asian="normal" style:font-weight-complex="normal"/>
    </style:style>
    <style:style style:name="T31" style:family="text">
      <style:text-properties fo:font-weight="normal" officeooo:rsid="00319689" style:font-weight-asian="normal" style:font-weight-complex="normal"/>
    </style:style>
    <style:style style:name="T32" style:family="text">
      <style:text-properties fo:font-weight="normal" officeooo:rsid="00344409" style:font-weight-asian="normal" style:font-weight-complex="normal"/>
    </style:style>
    <style:style style:name="T33" style:family="text">
      <style:text-properties fo:font-weight="normal" officeooo:rsid="00355dce" style:font-weight-asian="normal" style:font-weight-complex="normal"/>
    </style:style>
    <style:style style:name="T34" style:family="text">
      <style:text-properties fo:font-weight="normal" officeooo:rsid="00368446" style:font-weight-asian="normal" style:font-weight-complex="normal"/>
    </style:style>
    <style:style style:name="T35" style:family="text">
      <style:text-properties fo:font-weight="normal" officeooo:rsid="003a3a66" style:font-weight-asian="normal" style:font-weight-complex="normal"/>
    </style:style>
    <style:style style:name="T36" style:family="text">
      <style:text-properties fo:font-weight="normal" officeooo:rsid="003b4209" style:font-weight-asian="normal" style:font-weight-complex="normal"/>
    </style:style>
    <style:style style:name="T37" style:family="text">
      <style:text-properties fo:font-weight="normal" officeooo:rsid="003bdd80" style:font-weight-asian="normal" style:font-weight-complex="normal"/>
    </style:style>
    <style:style style:name="T38" style:family="text">
      <style:text-properties fo:font-weight="normal" officeooo:rsid="0049b51f"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3ee0fb" style:font-style-asian="normal" style:font-style-complex="normal"/>
    </style:style>
    <style:style style:name="T41" style:family="text">
      <style:text-properties fo:font-style="normal" officeooo:rsid="004162f6" style:font-style-asian="normal" style:font-style-complex="normal"/>
    </style:style>
    <style:style style:name="T42" style:family="text">
      <style:text-properties fo:font-style="normal" officeooo:rsid="0044cb80" style:font-style-asian="normal" style:font-style-complex="normal"/>
    </style:style>
    <style:style style:name="T43" style:family="text">
      <style:text-properties fo:font-style="normal" officeooo:rsid="0045f730" style:font-style-asian="normal" style:font-style-complex="normal"/>
    </style:style>
    <style:style style:name="T44" style:family="text">
      <style:text-properties fo:font-style="normal" officeooo:rsid="0050fe2e"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3f6213" style:font-style-asian="normal" style:font-weight-asian="normal" style:font-style-complex="normal" style:font-weight-complex="normal"/>
    </style:style>
    <style:style style:name="T47" style:family="text">
      <style:text-properties fo:font-style="normal" fo:font-weight="normal" officeooo:rsid="0044cb80" style:font-style-asian="normal" style:font-weight-asian="normal" style:font-style-complex="normal" style:font-weight-complex="normal"/>
    </style:style>
    <style:style style:name="T48" style:family="text">
      <style:text-properties officeooo:rsid="003bdd80"/>
    </style:style>
    <style:style style:name="T49" style:family="text">
      <style:text-properties officeooo:rsid="003dfd18"/>
    </style:style>
    <style:style style:name="T50" style:family="text">
      <style:text-properties officeooo:rsid="0041e384"/>
    </style:style>
    <style:style style:name="T51" style:family="text">
      <style:text-properties fo:font-style="italic" fo:font-weight="normal" officeooo:rsid="0049b51f" style:font-style-asian="italic" style:font-weight-asian="normal" style:font-style-complex="italic" style:font-weight-complex="normal"/>
    </style:style>
    <style:style style:name="T52" style:family="text">
      <style:text-properties fo:font-style="italic" fo:font-weight="normal" officeooo:rsid="00542d40" style:font-style-asian="italic" style:font-weight-asian="normal" style:font-style-complex="italic" style:font-weight-complex="normal"/>
    </style:style>
    <style:style style:name="T53" style:family="text">
      <style:text-properties fo:font-style="italic" officeooo:rsid="004d8f85" style:font-style-asian="italic" style:font-style-complex="italic"/>
    </style:style>
    <style:style style:name="T54" style:family="text">
      <style:text-properties officeooo:rsid="0048f7bf"/>
    </style:style>
    <style:style style:name="T55" style:family="text">
      <style:text-properties officeooo:rsid="004f02ae"/>
    </style:style>
    <style:style style:name="T56" style:family="text">
      <style:text-properties officeooo:rsid="0050fe2e"/>
    </style:style>
    <style:style style:name="T57" style:family="text">
      <style:text-properties officeooo:rsid="00542d40"/>
    </style:style>
    <style:style style:name="T58" style:family="text">
      <style:text-properties officeooo:rsid="005505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My </text:span>Recipe<text:span text:style-name="T1">s Database –</text:span> Help <text:span text:style-name="T2">and</text:span> <text:span text:style-name="T1">Documentation</text:span></text:p>
      <text:p text:style-name="P42">by: David Hinkle</text:p>
      <text:p text:style-name="P42">14 April 2014</text:p>
      <text:p text:style-name="P42"/>
      <text:p text:style-name="P5"/>
      <text:p text:style-name="P6">This is my attempt at doing something <text:span text:style-name="T2">useful around the house </text:span>with the LibreOffice Base application. I have <text:span text:style-name="T2">put together a little data base application using LibreOffice Base. It can all be done without macros except for the buttons on the form: “1 Main Menu Switchboard”. If you don't want or need a switchboard, then it can used totally by selecting and operating the various update/input forms.</text:span></text:p>
      <text:p text:style-name="P6"/>
      <text:p text:style-name="P7">I use “<text:span text:style-name="T24">My Recipes”</text:span> along side my internet browser and cut/paste information from online recipes into my Base <text:span text:style-name="T24">application</text:span>. I use it on my touchscreen <text:span text:style-name="T14">to prepare the recipes</text:span> in the kitchen. It can send recipes and grocery lists to my phone via email. <text:span text:style-name="T24">I haven't found another example database or calc sheet that can make a weekly grocery list from a list of selected recipes. So, I set about making one that could. Here's what I came up with.</text:span></text:p>
      <text:p text:style-name="P7"/>
      <text:p text:style-name="P8">The documentation is organized in several different sections. The first section is: <text:s/>“<text:span text:style-name="T19">Using My Recipes Database</text:span>” and the next is: “<text:span text:style-name="T19">How it works</text:span>”, at least, to the best of my understanding. I am not an IT expert by any means. I have had extensive experience using various database product<text:span text:style-name="T3">s</text:span> including: dBase<text:span text:style-name="T3">III</text:span>, Enable, AT&amp;T's <text:span text:style-name="T3">3B2 </text:span>Unix boxes, Microsoft Access <text:span text:style-name="T3">on generations of PC's</text:span> and some different implementations of SQL. My experiences were mostly as a user and sometimes as a “hacker”, just to get the job done.</text:p>
      <text:p text:style-name="P8"/>
      <text:p text:style-name="P9">I had trouble tracking down all the information I needed to get up to any sort of speed using Base. I'm still a nube, still learning, and probably will be schooled in better ways to do everything here. But, <text:s/>hopefully this will help someone use this software from: ”The Document Foundation”, be a little more productive, a little more easily.</text:p>
      <text:p text:style-name="P8"/>
      <text:p text:style-name="P8">NOTE<text:span text:style-name="T29">S</text:span>: All the forms are “wide open” and all the fields are enabled or ready to edit. <text:span text:style-name="T29">I did set up some Table Relationships, and you can delete an entire recipe. Everything associated with that recipe will be deleted except the picture (if any). It resides in a separate location (see below).</text:span> Some edits would not be very sensible, but you can still do what you will. My advice is to always save a backup copy of the database file periodically, just in case you need to go back from some irrevocable damage.</text:p>
      <text:p text:style-name="P8"/>
      <text:p text:style-name="P1">Using My Recipes Database</text:p>
      <text:p text:style-name="P8"/>
      <text:list xml:id="list2999086528149183278" text:style-name="L1">
        <text:list-item>
          <text:p text:style-name="P64">Main Menu Switchboard</text:p>
        </text:list-item>
      </text:list>
      <text:p text:style-name="P10"/>
      <text:p text:style-name="P2"><text:span text:style-name="T4">If </text:span><text:span text:style-name="T9">you </text:span><text:span text:style-name="T4">want to use the switchboard, you need to make sure that macro security is set to Medium or lower to allow the form opening macro that the buttons need to run. You can check this by selecting: “Tools”→”Options”→”LibreOffice”→”Security”→”Macro</text:span><text:span text:style-name="T5"> Security” from the top bar menu. After selecting “</text:span><text:span text:style-name="T6">M</text:span><text:span text:style-name="T5">edium”, save and close out of the database, and reopen it to ensure the settings are read.</text:span></text:p>
      <text:p text:style-name="P11"/>
      <text:p text:style-name="P12">Now. <text:span text:style-name="T24">Open the Base file and</text:span> <text:span text:style-name="T24">d</text:span>ouble-click on the form: “1 Main Menu Switchboard.” <text:span text:style-name="T24">T</text:span>he form should open with buttons to open the following form options to use the database. Use the red “X” or whatever your system windows use to close the form<text:span text:style-name="T24">s</text:span> when you are done using <text:span text:style-name="T24">them</text:span>. <text:span text:style-name="T24">I leave the Main Menu switchboard up while I use the other forms and everything seems to behave. I'm sure there is a reason the developers don't have a native way to open forms from a command button. At least I couldn't find a </text:span><text:soft-page-break/><text:span text:style-name="T24">way to do it without macros. (</text:span><text:span text:style-name="T53">I found a way to open on startup. See “How it works.)</text:span></text:p>
      <text:p text:style-name="P12"/>
      <text:p text:style-name="P12">My advice is to only use one form at a time. There are times when you have to close all the forms and save the database to get all the underlying table edits to sort themselves out. For example: If you add several food items, you may have to close the Update form and save the database before you reopen the UpdateRecipe form in order to be able to choose those “<text:span text:style-name="T24">just added” </text:span>food items from the drop box in the sub form there.</text:p>
      <text:list xml:id="list90518288518018" text:continue-numbering="true" text:style-name="L1">
        <text:list-header>
          <text:p text:style-name="P66"/>
          <text:list>
            <text:list-item>
              <text:p text:style-name="P64">UpdateRecipes</text:p>
              <text:p text:style-name="P64"/>
            </text:list-item>
          </text:list>
        </text:list-header>
      </text:list>
      <text:p text:style-name="P13">This form displays all the relevant fields to view, edit, add, and delete the recipes in the database. There is a subform included in the form that is a kind of embedded table showing the list of ingredients and their respective amounts. <text:span text:style-name="T15">There are some sample recipes already loaded. </text:span></text:p>
      <text:p text:style-name="P13"/>
      <text:p text:style-name="P14">To add a new recipe, go to a new record (I use the navigation bar at the bottom of the form and click on the “new record” icon<text:span text:style-name="T16">)</text:span>. <text:span text:style-name="T16">Enter your recipe information in the fields on the form. I copy from all sorts of recipes from everywhere, backs of food containers, old cookbooks, grandma's 3x5 cards, even cut and paste from web sites. Occasionally an error will occur when pasting information if a field length or type is violated. Hit cancel and try something else. <text:s/>All information can be entered directly except in the “Ingredients” table subform. </text:span></text:p>
      <text:p text:style-name="P14"/>
      <text:p text:style-name="P17">Entering ingredients list is a little unconventional, but it is the only way to get a grocery list out later on when you have selected recipes for the week or weekend and need a list. <text:span text:style-name="T18">See </text:span><text:span text:style-name="T20">Reports</text:span><text:span text:style-name="T18"> later in this document.</text:span></text:p>
      <text:p text:style-name="P17"/>
      <text:p text:style-name="P16">To enter <text:span text:style-name="T25">items on the</text:span> ingredients list, all <text:span text:style-name="T25">food </text:span>items must be on the foods list so they can be selected in the list box in the <text:span text:style-name="T25">F</text:span>ood <text:span text:style-name="T25">I</text:span>tem column. If there is some “Measure” that is not in the Measure list, like: “bucket” or “tub” and you need to enter: “1 tub lard”, then you will have to close the recipe form and go to “Measure List” to enter: “tub”, then to “Ingredient List” to enter: “lard” and close, save database (click on the disk<text:span text:style-name="T25">ette</text:span> icon at the top of the Base main screen). Now you can go back to the recipe and select the Measure and Food Item in the Ingredients table for the recipe. Make sense?</text:p>
      <text:p text:style-name="P16"/>
      <text:p text:style-name="P18">The Quantity column takes numerical input directly as decimal or fraction. Decimal entries will display as fractions when you move off the field. For example: If you enter “.25” the data formatter will convert it to “1/4”, as is the convention in food recipes.</text:p>
      <text:p text:style-name="P15"/>
      <text:p text:style-name="P17">It goes pretty fast with practice. <text:s/>To enter: ”1/3 cup sugar”, you can start in the Quantity column, type: “.33”, press Tab or Enter, it is converted to “1/3”, start typing: “cu” and “cup” appears, press Tab, and start typing: “sug” and “sugar” appears. Press Enter and you are on the next ingredient line. <text:span text:style-name="T21">Of course you can always drop down and scroll thru the lists for each column. They are set up to be in alphabetical order. That's why the food list may look a little funny sometimes. There may be entries such as: “sugar, white” and “sugar, light brown”. This method keeps the two kinds of sugar together in the drop down selection list. I learned this method of describing things in the military. Who knew that would be useful someday?</text:span></text:p>
      <text:p text:style-name="P15"/>
      <text:p text:style-name="P15">I haven't figured out how to add records to the list boxes “on-the-fly”. <text:span text:style-name="T17">Once all the Food Items and Measures in use at your house are in the tables, you can add any recipe without leaving the UpdateRecipe form.</text:span></text:p>
      <text:p text:style-name="P15"/>
      <text:p text:style-name="P19"><text:soft-page-break/><text:span text:style-name="T25">Now</text:span> for the pictures… If you unzipped this sample with subfolders you should have a folder for “/FoodPix” just under the current directory. <text:span text:style-name="T25">I use the terms folder and directory interchangeably.</text:span> If you don't see any pictures, that's probably where the problem is. I decided to use linked pictures instead of embedded pictures to keep the database file size down and reliability and speed up. See the <text:span text:style-name="T25">Base </text:span>forums for all kinds of discussion on this point.</text:p>
      <text:p text:style-name="P19"/>
      <text:p text:style-name="P19">To <text:span text:style-name="T22">put</text:span> your own pictures <text:span text:style-name="T22">in</text:span> the recipe form as you add them, copy the picture you want to use in<text:span text:style-name="T22">to</text:span> the “/FoodPix” folder (you can navigate anywhere on system <text:span text:style-name="T25">to link a file</text:span>, <text:span text:style-name="T25">some software companies think they know where you should store all of your pictures, ha!,</text:span> but I think this keeps my pics more organized.) Right click on the picture field and a file selector option will appear. Click and select the picture you want to link, select “Open” and the picture should show in the box on the form. <text:span text:style-name="T25">The table only stores a directory and name location for the file. Remember, </text:span><text:s/><text:span text:style-name="T23">i</text:span>f the <text:span text:style-name="T23">picture</text:span> file moves in the future, the database won't be able to find it.</text:p>
      <text:p text:style-name="P19"/>
      <text:p text:style-name="P25">You can edit the check box “Mark” on this form, too. <text:s/>A check in the box means you want to make this recipe and will use its list of ingredients when making the grocery list.</text:p>
      <text:list xml:id="list90516825365087" text:continue-numbering="true" text:style-name="L1">
        <text:list-header>
          <text:p text:style-name="P66"/>
          <text:list text:continue-numbering="true">
            <text:list-item>
              <text:p text:style-name="P64">UpdateFoods</text:p>
            </text:list-item>
          </text:list>
        </text:list-header>
      </text:list>
      <text:p text:style-name="P10"/>
      <text:p text:style-name="P21">This form is fairly straightforward. If you need to put a food item in a recipe “Ingredients List” then it has to be in this form's table. So this becomes a long list of possible foods for all recipes.</text:p>
      <text:p text:style-name="P21"/>
      <text:list xml:id="list90516778161632" text:continue-numbering="true" text:style-name="L1">
        <text:list-item>
          <text:list>
            <text:list-item>
              <text:p text:style-name="P64">UpdateMeasures</text:p>
            </text:list-item>
          </text:list>
        </text:list-item>
      </text:list>
      <text:p text:style-name="P20"/>
      <text:p text:style-name="P21">This form is about the same as above. If you need a particular unit of measure for a food item in the recipe “Ingredients List” then it has to be in this form's table. Every time I think I'll never have to update this table again, some new unit of measure shows up in a recipe. Then there are some things that <text:s/>defy the measure. How many zucchinis does it take to make 2 cups of shredded zucchini for bread? The grocery list will have the item listed but you will need to figure it out in the store. <text:span text:style-name="T26">Sometimes I give up and use “each.” Do I really want “ear” as a unit of measure for corn on-the-cob?</text:span></text:p>
      <text:list xml:id="list90516863306381" text:continue-numbering="true" text:style-name="L1">
        <text:list-header>
          <text:p text:style-name="P66"/>
          <text:list text:continue-numbering="true">
            <text:list-item>
              <text:p text:style-name="P64">UpdateGroceryAisle</text:p>
            </text:list-item>
          </text:list>
        </text:list-header>
      </text:list>
      <text:p text:style-name="P10"/>
      <text:p text:style-name="P22">Here's where you get to put the section of the grocery store or “superstore” that you think would be the location of the food item. You can get as general or specific as you want, but the program currently limits the food item to one location. For example: turkey burgers might be in the “Meat” or “Frozen” food section of the store. You could enter two food items: “turkey burger, fresh” and “turkey burger, frozen” and use the appropriate aisle for each. <text:span text:style-name="T27">I haven't found this to be a big problem for me.</text:span></text:p>
      <text:list xml:id="list90517608446514" text:continue-numbering="true" text:style-name="L1">
        <text:list-header>
          <text:p text:style-name="P64"/>
          <text:list text:continue-numbering="true">
            <text:list-item>
              <text:p text:style-name="P65">UpdatePantryItems</text:p>
            </text:list-item>
          </text:list>
        </text:list-header>
      </text:list>
      <text:p text:style-name="P24"/>
      <text:p text:style-name="P24">This form is used to update or “mark” items in your pantry. Why? Some items in the recipes are in your house already. There's no point in printing them on your grocery list. Those spices… some should probably be replaced, but, that's up to you. Any food item that is on-hand can be “marked” with a check in the check box and it will not be put in the report when you produce the grocery list. I set the filter to show me all checked items periodically and review the items just to see if I really need any of them. You can do this from the Form Navigation Bar at the bottom of the update form.</text:p>
      <text:p text:style-name="P24"/>
      <text:list xml:id="list90518366141444" text:continue-numbering="true" text:style-name="L1">
        <text:list-item>
          <text:list>
            <text:list-item>
              <text:p text:style-name="P65">UpdateRecipesMarks</text:p>
            </text:list-item>
          </text:list>
        </text:list-item>
      </text:list>
      <text:p text:style-name="P24"><text:soft-page-break/></text:p>
      <text:p text:style-name="P24">This update form is for the folks that don't or can't run the switchboard macros. It allows for quick edit of the “Mark” field in the Recipes table. Remember, only the recipes with “Mark” checked will have their respective ingredients listed in the grocery list report. Also, you would come here to “unmark” the recipes, or click to change the check to unchecked when you are done printing the current grocery list.</text:p>
      <text:p text:style-name="P24"/>
      <text:list xml:id="list90517459146067" text:continue-numbering="true" text:style-name="L1">
        <text:list-item>
          <text:list>
            <text:list-item>
              <text:p text:style-name="P65">UnMark Recipes (Macros Enabled – Switchboard only)</text:p>
            </text:list-item>
          </text:list>
        </text:list-item>
      </text:list>
      <text:p text:style-name="P43"/>
      <text:p text:style-name="P24">This <text:span text:style-name="T28">button on the switchboard runs a macro to delete all the checks in the recipe table's mark field. That way you don't have to do it by hand in the UpdateRecipeMarks form or on each Recipe form.</text:span></text:p>
      <text:p text:style-name="P24"/>
      <text:list xml:id="list90518314697466" text:continue-numbering="true" text:style-name="L1">
        <text:list-item>
          <text:list>
            <text:list-item>
              <text:p text:style-name="P65">Reports</text:p>
              <text:p text:style-name="P64"/>
            </text:list-item>
          </text:list>
        </text:list-item>
      </text:list>
      <text:p text:style-name="P23">Here's the fun part. Making a list of food items you can take to the store. <text:span text:style-name="T28">There are two reports. One prints the grocery or “shopping” list. The other prints a recipe's ingredients and directions.</text:span></text:p>
      <text:p text:style-name="P23"/>
      <text:p text:style-name="P23">First, you need to tell the system which recipes you are going to make. <text:s/><text:span text:style-name="T28">Any recipe with its “Mark” field checked will have its ingredients selected for the grocery list. Now, all required ingredients except for the pantry items you checked as “on hand” will be considered in need and will be put on the grocery list. Some items may be listed more than once if they are in multiple recipes. For now, they are not totaled because the units of measure are usually different. I have not tried to add a tablespoon of vinegar in one recipe to a half cup of vinegar in another for the report. If I see both of them, I can figure out pretty quickly how much I need. I'm sure that it would be a fun project for a cold day! How many stalks of celery in a bunch?</text:span></text:p>
      <text:p text:style-name="P23"/>
      <text:p text:style-name="P40">For the PrintRecipe report, you will want only one recipe checked or marked. </text:p>
      <text:p text:style-name="P23"/>
      <text:p text:style-name="P25">Your report can output many different formats. Choose whatever works for you. I usually email to my cell phone. I usually have that at the store. If I print a list, I will forget it. Duh...</text:p>
      <text:p text:style-name="P23"/>
      <text:list xml:id="list90517544329149" text:continue-numbering="true" text:style-name="L1">
        <text:list-item>
          <text:list>
            <text:list-item>
              <text:p text:style-name="P64">Help?</text:p>
            </text:list-item>
          </text:list>
        </text:list-item>
      </text:list>
      <text:p text:style-name="P10"/>
      <text:p text:style-name="P25">This brings us here. The switchboard has a button for launching this document in Writer. That is done without macros, by the way. <text:span text:style-name="T55">The problem is I can't figure out how to make it link to the document in the current directory. There is probably an easy way. Until then, the button's URL property for opening a link will have to be set by you. <text:s/>Or, just open the MyRecipes1DatabaseHelp.odt in Writer.</text:span></text:p>
      <text:p text:style-name="P25"/>
      <text:p text:style-name="P3">How it works:</text:p>
      <text:p text:style-name="P4"/>
      <text:p text:style-name="P45"><text:span text:style-name="T30">“A database lives on its tables”. </text:span><text:span text:style-name="T31">I heard that somewhere… </text:span></text:p>
      <text:p text:style-name="P28"/>
      <text:p text:style-name="P30">There are 5 tables in the MyRecipes.odb file:</text:p>
      <text:p text:style-name="P31"/>
      <text:p text:style-name="P44"><text:span text:style-name="T30"><text:tab/>Foods<text:tab/><text:tab/>- </text:span><text:span text:style-name="T31">Contains fields pertaining to food items</text:span></text:p>
      <text:p text:style-name="P44"><text:span text:style-name="T30"><text:tab/>GroceryAisle <text:tab/>- </text:span><text:span text:style-name="T31">Contains names of grocery store aisles or departments</text:span></text:p>
      <text:p text:style-name="P44"><text:span text:style-name="T30"><text:tab/>IngredientList – </text:span><text:span text:style-name="T31">Is a linking intermediary table to connect recipes to foods</text:span></text:p>
      <text:p text:style-name="P44"><text:span text:style-name="T30"><text:tab/>Measure<text:tab/>- </text:span><text:span text:style-name="T31">Contains units of measure for recipes and foods</text:span></text:p>
      <text:p text:style-name="P44"><text:span text:style-name="T30"><text:tab/>Recipes<text:tab/>- </text:span><text:span text:style-name="T31">Contains fields pertaining to the recipe information</text:span></text:p>
      <text:p text:style-name="P29"><text:soft-page-break/></text:p>
      <text:p text:style-name="P28">If you open the Relationships... screen, from “Tools” menu you can see all the tables, their field names and the lines of relationships connecting the data from table to table.</text:p>
      <text:p text:style-name="P28"/>
      <text:p text:style-name="P39">You can open all the tables in edit mode to see how they are set up. Notice the primary key is assigned as an auto-update integer. The logical fields named “Mark” are assigned a default value. Logical fields start out in life with three possible values: yes, no and null. I don't like “null” because it matches everything. I almost always set them up as yes or no by default.</text:p>
      <text:p text:style-name="P28"/>
      <text:p text:style-name="P46"><text:span text:style-name="T30">Almost every recipe sample database I have ever seen only has one table. I suppose that is alright as long as you don't need much other than typing it in and printing it out. I could use a text file for that. Why use a database application like </text:span><text:span text:style-name="T32">LibreOffice </text:span><text:span text:style-name="T30">Base unless you want to do something </text:span><text:span text:style-name="T32">more</text:span><text:span text:style-name="T30"> like create a grocery </text:span><text:span text:style-name="T32">shopping </text:span><text:span text:style-name="T30">list from a selected variety of recipes? </text:span></text:p>
      <text:p text:style-name="P28"/>
      <text:p text:style-name="P33">Tables bring the reality of life to the world of computing. One recipe has many ingredients. Many ingredients can make several recipes. Many foods can be found in one grocery aisle. One food can have many units of measure. <text:s/>How are they all related to each other? That is the question. Hopefully the answer is in the Relationships screen. The debate never stops. I'm sure if I was more interested in Nutritional data, there would be another table or more, just to keep better track of that. It's all in the realm of possibilities. There are countless books on database design and they all spend enormous amounts of time on relationships, normalizing tables, etc., etc., etc.</text:p>
      <text:p text:style-name="P33"/>
      <text:p text:style-name="P41">If you wanted to make daily or weekly menus, a project might be to make tables to keep track of which recipes would be used for each meal of the day. A weekly list would keep track of those “days”.</text:p>
      <text:p text:style-name="P33"/>
      <text:p text:style-name="P33">I'm a simple fellow. I try to get something that works. So far, <text:span text:style-name="T57">this</text:span> does what I want it to.</text:p>
      <text:p text:style-name="P33"/>
      <text:p text:style-name="P48"><text:span text:style-name="T30">If you are in a particularly whimsical mood, wander into the macros. I still haven't found a good </text:span><text:span text:style-name="T33">reference</text:span><text:span text:style-name="T30"> to </text:span><text:span text:style-name="T34">use with these. Most of what I have been able to do is based on what I</text:span><text:span text:style-name="T36">'ve</text:span><text:span text:style-name="T34"> see</text:span><text:span text:style-name="T36">n</text:span><text:span text:style-name="T34"> discussed in the various Open Office forums. At least there's that! There are some good written and video tutorials online, also. </text:span><text:span text:style-name="T35">But be prepared to spend some time on it. You can save your macros as a file and load them into another Base file. </text:span></text:p>
      <text:p text:style-name="P36"/>
      <text:p text:style-name="P49"><text:span text:style-name="T35">T</text:span><text:span text:style-name="T30">here are </text:span><text:span text:style-name="T38">four</text:span><text:span text:style-name="T30"> macros. One opens a named form, one opens a named report and one uses SQL to un-check all the “Mark” field boxes in the named table (Recipes). As noted in the code, the name of the form, report or table is entered in the “Additional information” property of the command button's property set. There is not much for error checking. They seem to work for me as is. </text:span><text:span text:style-name="T51">The fourth is one I finally found that will open the main switchboard </text:span><text:span text:style-name="T52">when you first run “MyRecipes”</text:span><text:span text:style-name="T51">. See “How it Works” section below.</text:span></text:p>
      <text:p text:style-name="P34"/>
      <text:p text:style-name="P47"><text:span text:style-name="T34">I </text:span><text:span text:style-name="T30">used the form wizard to create all the forms except the switchboard. Then I edited the form</text:span><text:span text:style-name="T37">s</text:span><text:span text:style-name="T30"> to get exactly what I wanted.</text:span></text:p>
      <text:p text:style-name="P35"/>
      <text:p text:style-name="P37">There <text:span text:style-name="T56">are</text:span> <text:span text:style-name="T56">queries</text:span> in this database. <text:span text:style-name="T56">One</text:span> is used to create the grocery list report. If you right-click on it and select Edit, you can see how it is set up. It relates the underlying tables and uses selected fields based on the recipe and pantry table “marks.” It picks all food items for selected recipes that are not in the pantry. Easy. If you execute it, it creates a temporary table that you could copy and paste to a Calc sheet. Possibilities? <text:span text:style-name="T56">The other brings together the data to print a single recipe.</text:span></text:p>
      <text:p text:style-name="P34"/>
      <text:p text:style-name="P59"><text:soft-page-break/>Stuff I thought was cool:</text:p>
      <text:p text:style-name="P38"/>
      <text:p text:style-name="P61"><text:span text:style-name="T4">Putting images on text buttons. </text:span><text:span text:style-name="T10">I didn't think I would ever figure this one out. I tried all kinds of things and the image would appear to be on the form button in edit mode, but disappear when run. Finally, I saw a little check-box at the bottom of the image file selection window that said “link.” I checked it. That worked! Apparently there is something bad happening with the &lt;embedded&gt; version of the button properties. </text:span><text:span text:style-name="T12">Linking uses absolute file location starting with the drive, then subdirectory tree, then file. I could not link them for you to see. If you try it, use a small file, like a 32x32 .png file. Buttons don't like big picture files, </text:span><text:span text:style-name="T13">unless you make really big buttons</text:span><text:span text:style-name="T12">!</text:span></text:p>
      <text:p text:style-name="P53"/>
      <text:p text:style-name="P61"><text:span text:style-name="T4">Wrapping text on buttons:</text:span><text:span text:style-name="T10"> You can wrap text in a button control's property page if you hold shift and press enter. Yup.</text:span></text:p>
      <text:p text:style-name="P53"/>
      <text:p text:style-name="P62"><text:span text:style-name="T4">Working on columns on forms:</text:span><text:span text:style-name="T10"> You can right-click on the column heading and replace the column control with a list-box control, then right-click on it again and select column and set up properties. That's how I set up the drop-down boxes in the forms. Way cool! </text:span><text:span text:style-name="T11">Use SQL &lt;...&gt; button to set up the list box contents and bound columns. It works like setting up a query and then pastes the SQL into the box for you. </text:span><text:span text:style-name="T10">To get them in alphabetical order I used the form navigation bar and selected form-properties and </text:span><text:span text:style-name="T11">then </text:span><text:span text:style-name="T10">selected the field to sort on. </text:span><text:span text:style-name="T11">Check it out.</text:span></text:p>
      <text:p text:style-name="P54"/>
      <text:p text:style-name="P63"><text:span text:style-name="T8">F</text:span><text:span text:style-name="T4">orm Navigation Bar:</text:span><text:span text:style-name="T10"> The thing is nice. I really like the big magnifying glass. It calls up a table record search that is awesome. Try it out. The other editor search is not for data tables. The little diskette icon lights up as soon as you edit a field in a record. If you click it, you save the record. There is also a “go-back” circular arrow icon that will take back some changes if the record has not been saved. It seems to work better than the simple “Esc” key.</text:span></text:p>
      <text:p text:style-name="P32"/>
      <text:p text:style-name="P60">Stuff I thought was <text:span text:style-name="T49">NOT </text:span>cool: <text:span text:style-name="T7">(as far as I now know)</text:span></text:p>
      <text:p text:style-name="P32"/>
      <text:p text:style-name="P50"><text:span text:style-name="T30">Images on forms:</text:span><text:span text:style-name="T45"> If you disable an image on a form so that it is not editable, it turns gray. So, to keep the beautiful color image of your favorite food on the form it has to remain enabled. You can right-click on any form's image and edit or delete it. I haven't found any way around this one. </text:span><text:span text:style-name="T46">This is fine as long as editing the image i</text:span><text:span text:style-name="T47">s</text:span><text:span text:style-name="T46"> intended. For “decorative” images on the form, it's definitely NOT cool. </text:span></text:p>
      <text:p text:style-name="P55"/>
      <text:p text:style-name="P51">No auto-start form:<text:span text:style-name="T39"> I haven't found a way to have Base start up with the switchboard form. I've read some things that talk about saving a form separately, activating its data properties and something along those lines, but nothing like MS Access' auto-start on form. I miss that. </text:span><text:span text:style-name="T40">That's why the “Main Menu Switchboard” form name starts with “1.” That makes it come out on top of the list of forms when Base starts up. </text:span><text:span text:style-name="T41">I see where to assign macros to document opening events, </text:span><text:span text:style-name="T42">etc.,</text:span><text:span text:style-name="T41"> but I can't find a way to make a form open yet… </text:span><text:span text:style-name="T43">It should be easy. Why is it a secret? </text:span><text:span text:style-name="T54">4/16/2015 finally found it! See macro code. If you save the switchboard maximized from the editor and run the auto-start method, you never need to <text:s/>see the underlying Base screen until you close the app.</text:span></text:p>
      <text:p text:style-name="P56"/>
      <text:p text:style-name="P52">Reports are tedious: <text:span text:style-name="T39">The report designer seems to be from a different source. It doesn't quite work like the rest of Base. I'm still trying to get used to it. It has locked up my computer on several occasions while trying to design the grocery list. Once the report </text:span><text:span text:style-name="T43">wa</text:span><text:span text:style-name="T39">s done, it seem</text:span><text:span text:style-name="T43">ed</text:span><text:span text:style-name="T39"> to function </text:span><text:span text:style-name="T43">quite </text:span><text:span text:style-name="T39">normally. </text:span><text:span text:style-name="T43">My advice is to save your report often while design tweeking it. </text:span><text:span text:style-name="T44">It would sure be nice to be able to have subforms on reports. I miss variable height and rich text memo fields, too.</text:span></text:p>
      <text:p text:style-name="P55"/>
      <text:p text:style-name="P58"><text:soft-page-break/>In conclusion: </text:p>
      <text:p text:style-name="P25"/>
      <text:p text:style-name="P27">I find LibreOffice Base to be an engaging, useful tool to manage my personal database activity. Hopefully more really useful sample projects will appear <text:span text:style-name="T50">in the downloads</text:span>. <text:span text:style-name="T50">I like the whole open document idea. </text:span></text:p>
      <text:p text:style-name="P27"/>
      <text:p text:style-name="P26">I had fun making this <text:span text:style-name="T48">little project</text:span>. Hope you have fun using and/or playing with it. </text:p>
      <text:p text:style-name="P26"/>
      <text:p text:style-name="P26">-hink</text:p>
      <text:p text:style-name="P26"/>
      <text:p text:style-name="P67">P.S. I'm finding it really difficult to find a place to simply upload these files <text:span text:style-name="T58">for others to view and/or use</text:span>. 4/19/2015</text:p>
      <text:p text:style-name="P67"/>
      <text:p text:style-name="P68">Updates:</text:p>
      <text:p text:style-name="P68"><text:span text:style-name="T4"/></text:p>
      <text:p text:style-name="P68"><text:span text:style-name="T4">4/19/2015 - I had to add the “Mark” column to the “UpdateFoods” form so the automatic default value (set in the table editor) <text:s/>could be set to “No” when a new food item is entered. Without it, you couldn't add a new food i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Hinkle</meta:initial-creator>
    <meta:creation-date>2015-04-14T14:29:12.731000000</meta:creation-date>
    <dc:date>2015-04-20T09:05:16.467000000</dc:date>
    <dc:creator>William Hinkle</dc:creator>
    <meta:editing-duration>PT6H26M58S</meta:editing-duration>
    <meta:editing-cycles>55</meta:editing-cycles>
    <meta:generator>LibreOffice/4.4.2.2$Windows_x86 LibreOffice_project/c4c7d32d0d49397cad38d62472b0bc8acff48dd6</meta:generator>
    <meta:document-statistic meta:table-count="0" meta:image-count="0" meta:object-count="0" meta:page-count="7" meta:paragraph-count="83" meta:word-count="3733" meta:character-count="20326" meta:non-whitespace-character-count="16654"/>
  </office:meta>
</office:document-meta>
</file>